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87cm"/>
    </style:style>
    <style:style style:name="co2" style:family="table-column">
      <style:table-column-properties fo:break-before="auto" style:column-width="2.409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2.134cm"/>
    </style:style>
    <style:style style:name="co6" style:family="table-column">
      <style:table-column-properties fo:break-before="auto" style:column-width="2.492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3.674cm"/>
    </style:style>
    <style:style style:name="co9" style:family="table-column">
      <style:table-column-properties fo:break-before="auto" style:column-width="2.708cm"/>
    </style:style>
    <style:style style:name="co10" style:family="table-column">
      <style:table-column-properties fo:break-before="auto" style:column-width="3.316cm"/>
    </style:style>
    <style:style style:name="co11" style:family="table-column">
      <style:table-column-properties fo:break-before="auto" style:column-width="3.022cm"/>
    </style:style>
    <style:style style:name="co12" style:family="table-column">
      <style:table-column-properties fo:break-before="auto" style:column-width="6.108cm"/>
    </style:style>
    <style:style style:name="co13" style:family="table-column">
      <style:table-column-properties fo:break-before="auto" style:column-width="3.17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9.366cm"/>
    </style:style>
    <style:style style:name="co16" style:family="table-column">
      <style:table-column-properties fo:break-before="auto" style:column-width="2.275cm"/>
    </style:style>
    <style:style style:name="co17" style:family="table-column">
      <style:table-column-properties fo:break-before="auto" style:column-width="2.796cm"/>
    </style:style>
    <style:style style:name="co18" style:family="table-column">
      <style:table-column-properties fo:break-before="auto" style:column-width="5.756cm"/>
    </style:style>
    <style:style style:name="co19" style:family="table-column">
      <style:table-column-properties fo:break-before="auto" style:column-width="3.35cm"/>
    </style:style>
    <style:style style:name="co20" style:family="table-column">
      <style:table-column-properties fo:break-before="auto" style:column-width="3.739cm"/>
    </style:style>
    <style:style style:name="co21" style:family="table-column">
      <style:table-column-properties fo:break-before="auto" style:column-width="2.016cm"/>
    </style:style>
    <style:style style:name="co22" style:family="table-column">
      <style:table-column-properties fo:break-before="auto" style:column-width="3.122cm"/>
    </style:style>
    <style:style style:name="co23" style:family="table-column">
      <style:table-column-properties fo:break-before="auto" style:column-width="2.536cm"/>
    </style:style>
    <style:style style:name="co24" style:family="table-column">
      <style:table-column-properties fo:break-before="auto" style:column-width="2.893cm"/>
    </style:style>
    <style:style style:name="co25" style:family="table-column">
      <style:table-column-properties fo:break-before="auto" style:column-width="1.951cm"/>
    </style:style>
    <style:style style:name="co26" style:family="table-column">
      <style:table-column-properties fo:break-before="auto" style:column-width="2.406cm"/>
    </style:style>
    <style:style style:name="co27" style:family="table-column">
      <style:table-column-properties fo:break-before="auto" style:column-width="0.499cm"/>
    </style:style>
    <style:style style:name="co28" style:family="table-column">
      <style:table-column-properties fo:break-before="auto" style:column-width="4.911cm"/>
    </style:style>
    <style:style style:name="co29" style:family="table-column">
      <style:table-column-properties fo:break-before="auto" style:column-width="9.20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omponent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Bezeichnung</text:p>
          </table:table-cell>
          <table:table-cell office:value-type="string">
            <text:p>Länge</text:p>
          </table:table-cell>
          <table:table-cell office:value-type="string">
            <text:p>Breite</text:p>
          </table:table-cell>
          <table:table-cell office:value-type="string">
            <text:p>Tiefe</text:p>
          </table:table-cell>
          <table:table-cell office:value-type="string">
            <text:p>Masse</text:p>
          </table:table-cell>
          <table:table-cell office:value-type="string">
            <text:p>Leistung max</text:p>
          </table:table-cell>
          <table:table-cell office:value-type="string">
            <text:p>notw. Öffnungen</text:p>
          </table:table-cell>
          <table:table-cell office:value-type="string">
            <text:p>min. therm. Anford.</text:p>
          </table:table-cell>
          <table:table-cell office:value-type="string">
            <text:p>max. therm. Anford.</text:p>
          </table:table-cell>
          <table:table-cell office:value-type="string">
            <text:p>vertr. Strahlung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spez. Impuls</text:p>
          </table:table-cell>
          <table:table-cell office:value-type="string">
            <text:p>Bemerkungen</text:p>
          </table:table-cell>
          <table:table-cell/>
        </table:table-row>
        <table:table-row table:style-name="ro1">
          <table:table-cell office:value-type="string">
            <text:p>Einheit</text:p>
          </table:table-cell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office:value-type="string">
            <text:p>tum2tub..</text:p>
          </table:table-cell>
          <table:table-cell/>
          <table:table-cell table:number-columns-repeated="2" office:value-type="string">
            <text:p>°C</text:p>
          </table:table-cell>
          <table:table-cell office:value-type="string">
            <text:p>krad</text:p>
          </table:table-cell>
          <table:table-cell office:value-type="string">
            <text:p>Nm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 office:value-type="string">
            <text:p>Datenschnittstelle</text:p>
          </table:table-cell>
          <table:table-cell table:number-columns-repeated="14"/>
        </table:table-row>
        <table:table-row table:style-name="ro1">
          <table:table-cell office:value-type="string">
            <text:p>thermale Schnittstelle</text:p>
          </table:table-cell>
          <table:table-cell table:number-columns-repeated="14"/>
        </table:table-row>
        <table:table-row table:style-name="ro1">
          <table:table-cell office:value-type="string">
            <text:p>Bausteinstruktur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.5">
            <text:p>2,5</text:p>
          </table:table-cell>
          <table:table-cell table:number-columns-repeated="10"/>
        </table:table-row>
        <table:table-row table:style-name="ro1">
          <table:table-cell office:value-type="string">
            <text:p>thermale Isolierung</text:p>
          </table:table-cell>
          <table:table-cell table:number-columns-repeated="14"/>
        </table:table-row>
        <table:table-row table:style-name="ro1">
          <table:table-cell office:value-type="string">
            <text:p>Strahlungsschutz</text:p>
          </table:table-cell>
          <table:table-cell table:number-columns-repeated="14"/>
        </table:table-row>
        <table:table-row table:style-name="ro1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8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1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1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table:number-columns-repeated="9"/>
          <table:table-cell office:value-type="string">
            <text:p>frei angepasst</text:p>
          </table:table-cell>
          <table:table-cell/>
        </table:table-row>
        <table:table-row table:style-name="ro1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 table:number-columns-repeated="4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1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,7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1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4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1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1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1">
          <table:table-cell office:value-type="string">
            <text:p>entfalt. Solarflächen 2</text:p>
          </table:table-cell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1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 table:number-columns-repeated="4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1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1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1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1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1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,75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1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1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table:number-columns-repeated="8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1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1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,11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1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4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1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1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1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1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1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4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1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1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idealisiert nach MOOG Type 55 Solar Array Drive Assembly </text:p>
          </table:table-cell>
          <table:table-cell/>
        </table:table-row>
        <table:table-row table:style-name="ro1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1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,05</text:p>
          </table:table-cell>
          <table:table-cell/>
          <table:table-cell table:formula="of:=#REF!" office:value-type="float" office:value="0">
            <text:p>#REF!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3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1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formula="of:=#REF!" office:value-type="float" office:value="0">
            <text:p>#REF!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4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1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4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1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1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1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1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1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1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1">
          <table:table-cell office:value-type="string">
            <text:p>zentrale Solarfläche*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3.5">
            <text:p>3,5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2" table:number-rows-repeated="1048526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Bausteine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number-columns-repeated="1011" table:default-cell-style-name="Default"/>
        <table:table-row table:style-name="ro3">
          <table:table-cell office:value-type="string">
            <text:p>Stand: 07.02.201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elektr. Schnittstelle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mech. 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Daten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zentrale Solarfläche*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3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zmissionen" table:style-name="ta1"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ition</text:p>
          </table:table-cell>
          <table:table-cell office:value-type="string">
            <text:p>Orientierung</text:p>
          </table:table-cell>
        </table:table-row>
        <table:table-row table:style-name="ro4">
          <table:table-cell table:number-columns-repeated="2"/>
          <table:table-cell office:value-type="string">
            <text:p>(nx,ny,nz)</text:p>
          </table:table-cell>
          <table:table-cell office:value-type="string">
            <text:p>(a,b,c)[deg]</text:p>
          </table:table-cell>
        </table:table-row>
        <table:table-row table:style-name="ro4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/>
        </table:table-row>
        <table:table-row table:style-name="ro4">
          <table:table-cell office:value-type="string">
            <text:p>GEObsp</text:p>
          </table:table-cell>
          <table:table-cell/>
          <table:table-cell office:value-type="string">
            <text:p>2,0,3</text:p>
          </table:table-cell>
          <table:table-cell/>
        </table:table-row>
        <table:table-row table:style-name="ro4">
          <table:table-cell office:value-type="string">
            <text:p>GEObsp</text:p>
          </table:table-cell>
          <table:table-cell/>
          <table:table-cell office:value-type="string">
            <text:p>usw.</text:p>
          </table:table-cell>
          <table:table-cell/>
        </table:table-row>
        <table:table-row table:style-name="ro4">
          <table:table-cell office:value-type="string">
            <text:p>GEObsp</text:p>
          </table:table-cell>
          <table:table-cell table:number-columns-repeated="3"/>
        </table:table-row>
        <table:table-row table:style-name="ro4">
          <table:table-cell office:value-type="string">
            <text:p>GEObsp</text:p>
          </table:table-cell>
          <table:table-cell table:number-columns-repeated="3"/>
        </table:table-row>
        <table:table-row table:style-name="ro4">
          <table:table-cell office:value-type="string">
            <text:p>GEObsp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/>
        </table:table-row>
        <table:table-row table:style-name="ro3">
          <table:table-cell office:value-type="string">
            <text:p>GEObsp2</text:p>
          </table:table-cell>
          <table:table-cell/>
          <table:table-cell office:value-type="string">
            <text:p>2,0,3</text:p>
          </table:table-cell>
          <table:table-cell/>
        </table:table-row>
        <table:table-row table:style-name="ro3">
          <table:table-cell office:value-type="string">
            <text:p>GEObsp2</text:p>
          </table:table-cell>
          <table:table-cell/>
          <table:table-cell office:value-type="string">
            <text:p>usw.</text:p>
          </table:table-cell>
          <table:table-cell/>
        </table:table-row>
        <table:table-row table:style-name="ro3">
          <table:table-cell office:value-type="string">
            <text:p>GEObsp2</text:p>
          </table:table-cell>
          <table:table-cell table:number-columns-repeated="3"/>
        </table:table-row>
        <table:table-row table:style-name="ro3">
          <table:table-cell office:value-type="string">
            <text:p>GEObsp2</text:p>
          </table:table-cell>
          <table:table-cell table:number-columns-repeated="3"/>
        </table:table-row>
        <table:table-row table:style-name="ro3">
          <table:table-cell office:value-type="string">
            <text:p>GEObsp2</text:p>
          </table:table-cell>
          <table:table-cell table:number-columns-repeated="3"/>
        </table:table-row>
        <table:table-row table:style-name="ro3" table:number-rows-repeated="1048547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Komponenten.A11:Komponenten.AMI1048541" table:contains-header="false">
          <table:sort>
            <table:sort-by table:field-number="0" table:data-type="automatic"/>
            <table:sort-by table:field-number="4" table:data-type="automatic"/>
          </table:sort>
        </table:database-range>
        <table:database-range table:name="__Anonymous_Sheet_DB__1" table:target-range-address="Bausteine.A4:Bausteine.AMH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00.00.0000</text:date>, <text:time style:data-style-name="N2" text:time-value="0000-00-00T16:38:50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1-14T16:39:28</dc:date>
    <meta:editing-duration>P2DT6H29M47S</meta:editing-duration>
    <meta:editing-cycles>422</meta:editing-cycles>
    <meta:generator>LibreOffice/3.6$Linux_X86_64 LibreOffice_project/360m1$Build-2</meta:generator>
    <meta:document-statistic meta:table-count="3" meta:cell-count="1435" meta:object-count="0"/>
  </office:meta>
</office:document-meta>
</file>